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Heading_20_2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text-align="center" style:justify-single-word="false"/>
      <style:text-properties fo:font-size="42pt" style:font-size-asian="42pt" style:font-size-complex="4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P8" text:outline-level="1"/>
      <text:h text:style-name="P8" text:outline-level="1"/>
      <text:h text:style-name="P8" text:outline-level="1">TOIZO - Projekt</text:h>
      <text:p text:style-name="Standard"/>
      <text:h text:style-name="P4" text:outline-level="2">Krzysztof Romanowski</text:h>
      <text:h text:style-name="P5" text:outline-level="2">wrzesień 2012</text:h>
      <text:h text:style-name="Heading_20_2" text:outline-level="2"/>
      <text:h text:style-name="P7" text:outline-level="1">Wstęp</text:h>
      <text:p text:style-name="Standard"/>
      <text:p text:style-name="Standard">Celem projektu było napisanie aplikacji znajdującej rozwiązania do zmodyfikowanej wersji gry logicznej Confusion Box (dokładny opis: link). Aplikacja miała być napisana w języku C oraz działać w ramach ograniczonej pamięci. </text:p>
      <text:p text:style-name="Standard"/>
      <text:h text:style-name="Heading_20_2" text:outline-level="2">Rozwiązanie </text:h>
      <text:p text:style-name="Standard">Po przeanalizowaniu problemu zdecydowałem że do jego rozwiązania nadaję się algorytm genetyczny. Dlatego zamiast prób z użyciem programowania dynamicznego czy brute-force'a z heurystykami zdecydowałem się na wybranie tego właśnie podejścia.</text:p>
      <text:p text:style-name="Standard"/>
      <text:p text:style-name="Standard">Ogólny zarys algorytmu:</text:p>
      <text:list xml:id="list1134140934" text:style-name="L1">
        <text:list-item>
          <text:p text:style-name="P1">Stwórz losową populację</text:p>
        </text:list-item>
        <text:list-item>
          <text:p text:style-name="P1">Oceń osobniki</text:p>
        </text:list-item>
        <text:list-item>
          <text:p text:style-name="P1">Wybierz populację do krzyżowania</text:p>
        </text:list-item>
        <text:list-item>
          <text:p text:style-name="P1">Poprzez krzyżowanie stwórz nową populację</text:p>
        </text:list-item>
        <text:list-item>
          <text:p text:style-name="P1">Wróć do punktu 2.</text:p>
        </text:list-item>
      </text:list>
      <text:p text:style-name="Standard"/>
      <text:p text:style-name="Standard">Postępowanie powtarzamy aż do momentu znalezienia poprawnego rozwiązania.</text:p>
      <text:p text:style-name="Standard"/>
      <text:h text:style-name="Heading_20_2" text:outline-level="2">Osobnik</text:h>
      <text:p text:style-name="Text_20_body">Osobnikiem jest egzemplarz problemu a jego genotypem jest tablica obrotów poszczególnych pól.</text:p>
      <text:h text:style-name="Heading_20_2" text:outline-level="2">Ocena osobników</text:h>
      <text:p text:style-name="Text_20_body">Do oceny osobników wyznaczam wg wzoru: ocena = podpięte + 2 * zapalone żarówki gdzie</text:p>
      <text:p text:style-name="Text_20_body">podpięte – ilość pól podpiętych do zródła</text:p>
      <text:p text:style-name="Text_20_body">żarówki – ilość żarówek podpiętych do źródła</text:p>
      <text:p text:style-name="Text_20_body"/>
      <text:h text:style-name="Heading_20_2" text:outline-level="2">Wybór populacji do krzyżowania</text:h>
      <text:p text:style-name="Text_20_body">Krzyżoanie przebiega wg następującego algorytmu:</text:p>
      <text:list xml:id="list580737344" text:style-name="L2">
        <text:list-item>
          <text:p text:style-name="P2">w = nalepszy osobink z populacji</text:p>
        </text:list-item>
        <text:list-item>
          <text:p text:style-name="P2">wbierz n/2 + 1 osobników z populcji i skrzyżuj je z w – powstaje n/2 + 1nowych osobników</text:p>
        </text:list-item>
        <text:list-item>
          <text:p text:style-name="P2">n = n/2</text:p>
        </text:list-item>
        <text:list-item>
          <text:p text:style-name="P2">usuń w z populcji</text:p>
        </text:list-item>
        <text:list-item>
          <text:p text:style-name="P2">Powtarzaj aż utworzymy nową populcję</text:p>
        </text:list-item>
      </text:list>
      <text:p text:style-name="Text_20_body">Za startowe n przyjmujemy rozmiar nowej populacji.</text:p>
      <text:p text:style-name="Text_20_body"/>
      <text:p text:style-name="Text_20_body"/>
      <text:h text:style-name="P6" text:outline-level="2">Krzyżowanie</text:h>
      <text:p text:style-name="Text_20_body">Krzyżowanie przebiega poprzez losowe dobieranie pól z obu rodziców. Istnieje też prawdopodobieństwo że pole zmutuje.</text:p>
      <text:p text:style-name="Text_20_body"/>
      <text:h text:style-name="Heading_20_2" text:outline-level="2">Mutacja</text:h>
      <text:p text:style-name="Text_20_body">Polega na losowym obracaniu pola o losowy kąt (90. 180, 270)</text:p>
      <text:p text:style-name="Text_20_body"/>
      <text:p text:style-name="Text_20_body">Niestety w czystej wersji algorytm nie spełniał pokładanych w nim nadziei.</text:p>
      <text:h text:style-name="Heading_20_1" text:outline-level="1">Usprawnienia</text:h>
      <text:h text:style-name="Heading_20_2" text:outline-level="2">Wymieranie populacji</text:h>
      <text:p text:style-name="Text_20_body">Jeżeli w założonej ilość kroków populacja nie poprawiła swojego wyniku to populacja wymiera – zaczyamy od losowej populaji</text:p>
      <text:h text:style-name="Heading_20_2" text:outline-level="2">Starzenie się populacji</text:h>
      <text:p text:style-name="Text_20_body">Wraz ze kolejnymi iteracjami od ostatniego poprawienia wyników populacji wrasta prawdopodobieństwo mutacji</text:p>
      <text:h text:style-name="Heading_20_2" text:outline-level="2">Zachowywanie populacji</text:h>
      <text:p text:style-name="Text_20_body">Po krzyżwaniu ze sumy starej i nowej populacji jest wybierana nowa populacja.</text:p>
      <text:p text:style-name="Text_20_body"/>
      <text:h text:style-name="Heading_20_2" text:outline-level="2">Wstrząsanie populacją</text:h>
      <text:p text:style-name="Text_20_body">W każdej iteraacji losowo obracamy wszystkie nie podłączone do źródła kable.</text:p>
      <text:p text:style-name="Text_20_body"/>
      <text:h text:style-name="Heading_20_1" text:outline-level="1">Podsumowanie</text:h>
      <text:p text:style-name="Text_20_body">Aplikacja bardzo szybko dochodziła do zapalenia 70%-90% żarówek. Potem niestety nie była z czasem zbieżna z czasem do poprawnego rozwiązania. Po obserwacji populacji zaraz przed wymarciem populacja miała tendencję do specjalizacji się w jednym rozwiązaniu, nie wykształcały się równoległe rywalizujące ścieżki (pod koniec).</text:p>
      <text:p text:style-name="Text_20_body">Pomysły na poprawę:</text:p>
      <text:list xml:id="list1259983784" text:style-name="L3">
        <text:list-item>
          <text:p text:style-name="P3">„wyspowanie” -sztucznego oddzielania populacji na początku rozwoju z różnymi metodami obliczania wartości oraz później ich łącznia</text:p>
        </text:list-item>
        <text:list-item>
          <text:p text:style-name="P3">Heurystyczne wstrząsanie – obracamy większą ilością kabli – np. także tymi przez które nie płynie prąd do żarówki czy obracanie podpiętych kabli tak by nie psuć podpięcia żarówe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0:18:23</meta:creation-date>
    <dc:date>2012-09-29T10:55:41</dc:date>
    <meta:editing-duration>PT1M36S</meta:editing-duration>
    <meta:editing-cycles>1</meta:editing-cycles>
    <meta:document-statistic meta:table-count="0" meta:image-count="0" meta:object-count="0" meta:page-count="3" meta:paragraph-count="47" meta:word-count="399" meta:character-count="2162" meta:non-whitespace-character-count="2435"/>
    <meta:generator>LibreOffice/3.5$Linux_X86_64 LibreOffice_project/350m1$Build-2</meta:generator>
  </office:meta>
</office:document-meta>
</file>